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1mm"/>
    </style:style>
    <style:style style:name="co2" style:family="table-column">
      <style:table-column-properties fo:break-before="auto" style:column-width="10.65mm"/>
    </style:style>
    <style:style style:name="co3" style:family="table-column">
      <style:table-column-properties fo:break-before="auto" style:column-width="13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style:use-window-font-color="true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style:text-line-through-style="solid" style:text-line-through-type="sing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0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1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Recordin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Building</text:p>
          </table:table-cell>
          <table:table-cell table:style-name="ce1" office:value-type="string" calcext:value-type="string" table:number-columns-spanned="4" table:number-rows-spanned="1">
            <text:p>L</text:p>
          </table:table-cell>
          <table:covered-table-cell/>
          <table:covered-table-cell table:style-name="ce1"/>
          <table:covered-table-cell/>
          <table:table-cell table:style-name="ce1" office:value-type="string" calcext:value-type="string" table:number-columns-spanned="4" table:number-rows-spanned="1">
            <text:p>J</text:p>
          </table:table-cell>
          <table:covered-table-cell/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1" office:value-type="string" calcext:value-type="string" table:number-columns-spanned="2" table:number-rows-spanned="1">
            <text:p>B</text:p>
          </table:table-cell>
          <table:covered-table-cell/>
          <table:table-cell table:style-name="ce1" office:value-type="string" calcext:value-type="string" table:number-columns-spanned="2" table:number-rows-spanned="1">
            <text:p>C</text:p>
          </table:table-cell>
          <table:covered-table-cell/>
          <table:table-cell table:style-name="ce1" office:value-type="string" calcext:value-type="string" table:number-columns-spanned="2" table:number-rows-spanned="1">
            <text:p>D</text:p>
          </table:table-cell>
          <table:covered-table-cell/>
        </table:table-row>
        <table:table-row table:style-name="ro1">
          <table:table-cell office:value-type="string" calcext:value-type="string">
            <text:p>Group</text:p>
          </table:table-cell>
          <table:table-cell table:style-name="ce1" office:value-type="string" calcext:value-type="string" table:number-columns-spanned="2" table:number-rows-spanned="1">
            <text:p>movement</text:p>
          </table:table-cell>
          <table:covered-table-cell/>
          <table:table-cell table:style-name="ce1" office:value-type="string" calcext:value-type="string" table:number-columns-spanned="2" table:number-rows-spanned="1">
            <text:p>control</text:p>
          </table:table-cell>
          <table:covered-table-cell/>
          <table:table-cell table:style-name="ce1" office:value-type="string" calcext:value-type="string" table:number-columns-spanned="2" table:number-rows-spanned="1">
            <text:p>music</text:p>
          </table:table-cell>
          <table:covered-table-cell/>
          <table:table-cell table:style-name="ce1" office:value-type="string" calcext:value-type="string" table:number-columns-spanned="2" table:number-rows-spanned="1">
            <text:p>music+move</text:p>
          </table:table-cell>
          <table:covered-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6" calcext:value-type="float">
            <office:annotation office:display="true" draw:style-name="gr1" draw:text-style-name="P2" svg:width="28.99mm" svg:height="18.07mm" svg:x="66.4mm" svg:y="36.62mm" draw:caption-point-x="11.51mm" draw:caption-point-y="-18.46mm">
              <dc:creator>BC</dc:creator>
              <dc:date>2018-10-09T00:00:00</dc:date>
              <text:p text:style-name="P1"><text:span text:style-name="T1">158 has 2</text:span><text:span text:style-name="T2">nd</text:span><text:span text:style-name="T1"> AV </text:span><text:span text:style-name="T1">recording; 2</text:span><text:span text:style-name="T2">nd</text:span><text:span text:style-name="T1"> eeg </text:span><text:span text:style-name="T1">is quite short?</text:span></text:p>
            </office:annotation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MMN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witching</text:p>
          </table:table-cell>
          <table:table-cell office:value-type="float" office:value="18" calcext:value-type="float">
            <office:annotation office:display="true" draw:style-name="gr2" draw:text-style-name="P2" svg:width="28.99mm" svg:height="9.91mm" svg:x="17.33mm" svg:y="36.03mm" draw:caption-point-x="13.03mm" draw:caption-point-y="-8.84mm">
              <dc:creator>BC</dc:creator>
              <dc:date>2018-10-09T00:00:00</dc:date>
              <text:p text:style-name="P1"><text:span text:style-name="T1">154 missing pre-</text:span><text:span text:style-name="T1">test switching</text:span></text:p>
            </office:annotation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2" calcext:value-type="float">
            <office:annotation office:display="true" draw:style-name="gr2" draw:text-style-name="P2" svg:width="15.45mm" svg:height="9.91mm" svg:x="49.08mm" svg:y="36.32mm" draw:caption-point-x="18.18mm" draw:caption-point-y="-9.13mm">
              <dc:creator>BC</dc:creator>
              <dc:date>2018-10-09T00:00:00</dc:date>
              <text:p text:style-name="P1"><text:span text:style-name="T1">105 is </text:span><text:span text:style-name="T1">drop-out</text:span></text:p>
            </office:annotation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7" calcext:value-type="float">
            <office:annotation office:display="true" draw:style-name="gr3" draw:text-style-name="P2" svg:width="28.99mm" svg:height="13.99mm" svg:x="109.9mm" svg:y="36.79mm" draw:caption-point-x="-18.86mm" draw:caption-point-y="-9.6mm">
              <dc:creator>BC</dc:creator>
              <dc:date>2018-10-09T00:00:00</dc:date>
              <text:p text:style-name="P1"><text:span text:style-name="T1">139 &amp; 145 have </text:span><text:span text:style-name="T1">2</text:span><text:span text:style-name="T2">nd</text:span><text:span text:style-name="T1"> switching </text:span><text:span text:style-name="T1">recordings</text:span></text:p>
            </office:annotation>
            <text:p>17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" calcext:value-type="float">
            <office:annotation office:display="true" draw:style-name="gr2" draw:text-style-name="P2" svg:width="28.99mm" svg:height="9.91mm" svg:x="121.82mm" svg:y="21.87mm" draw:caption-point-x="-7.01mm" draw:caption-point-y="5.32mm">
              <dc:creator>BC</dc:creator>
              <dc:date>2018-10-09T00:00:00</dc:date>
              <text:p text:style-name="P1"><text:span text:style-name="T1">118 and 122 are </text:span><text:span text:style-name="T1">drop-outs</text:span></text:p>
            </office:annotation>
            <text:p>7</text:p>
          </table:table-cell>
        </table:table-row>
      </table:table>
      <table:table table:name="Participa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 table:style-name="ce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 table:style-name="ce1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 table:style-name="ce1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 table:style-name="ce1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</table:table-row>
        <table:table-row table:style-name="ro1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6" office:value-type="float" office:value="101" calcext:value-type="float">
            <text:p>101</text:p>
          </table:table-cell>
          <table:table-cell table:number-columns-repeated="6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No data!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5" office:value-type="float" office:value="139" calcext:value-type="float">
            <text:p>139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3" table:style-name="ce6" office:value-type="float" office:value="118" calcext:value-type="float">
            <text:p>118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Drop-out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6" office:value-type="float" office:value="119" calcext:value-type="float">
            <text:p>119</text:p>
          </table:table-cell>
        </table:table-row>
        <table:table-row table:style-name="ro1">
          <table:table-cell table:style-name="ce4" office:value-type="string" calcext:value-type="string">
            <text:p>Extra data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table:style-name="ce6" office:value-type="float" office:value="105" calcext:value-type="float">
            <text:p>105</text:p>
          </table:table-cell>
          <table:table-cell table:style-name="ce3" table:number-columns-repeated="3"/>
          <table:table-cell table:number-columns-repeated="6" office:value-type="float" office:value="141" calcext:value-type="float">
            <text:p>141</text:p>
          </table:table-cell>
          <table:table-cell table:number-columns-repeated="3" table:style-name="ce6" office:value-type="float" office:value="122" calcext:value-type="float">
            <text:p>122</text:p>
          </table:table-cell>
          <table:table-cell table:style-name="ce3" table:number-columns-repeated="3"/>
        </table:table-row>
        <table:table-row table:style-name="ro1">
          <table:table-cell/>
          <table:table-cell table:number-columns-repeated="6" office:value-type="float" office:value="135" calcext:value-type="float">
            <text:p>135</text:p>
          </table:table-cell>
          <table:table-cell table:number-columns-repeated="6" office:value-type="float" office:value="106" calcext:value-type="float">
            <text:p>106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6" office:value-type="float" office:value="124" calcext:value-type="float">
            <text:p>124</text:p>
          </table:table-cell>
        </table:table-row>
        <table:table-row table:style-name="ro1">
          <table:table-cell/>
          <table:table-cell table:number-columns-repeated="6" office:value-type="float" office:value="136" calcext:value-type="float">
            <text:p>136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6" office:value-type="float" office:value="126" calcext:value-type="float">
            <text:p>126</text:p>
          </table:table-cell>
        </table:table-row>
        <table:table-row table:style-name="ro1">
          <table:table-cell/>
          <table:table-cell table:number-columns-repeated="6" office:value-type="float" office:value="148" calcext:value-type="float">
            <text:p>148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6" office:value-type="float" office:value="128" calcext:value-type="float">
            <text:p>128</text:p>
          </table:table-cell>
        </table:table-row>
        <table:table-row table:style-name="ro1">
          <table:table-cell/>
          <table:table-cell table:number-columns-repeated="6" office:value-type="float" office:value="149" calcext:value-type="float">
            <text:p>149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5"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6" office:value-type="float" office:value="129" calcext:value-type="float">
            <text:p>129</text:p>
          </table:table-cell>
        </table:table-row>
        <table:table-row table:style-name="ro1">
          <table:table-cell/>
          <table:table-cell table:number-columns-repeated="6"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6" office:value-type="float" office:value="173" calcext:value-type="float">
            <text:p>173</text:p>
          </table:table-cell>
        </table:table-row>
        <table:table-row table:style-name="ro1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163" calcext:value-type="float">
            <text:p>163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table:number-columns-repeated="6" office:value-type="float" office:value="152" calcext:value-type="float">
            <text:p>152</text:p>
          </table:table-cell>
          <table:table-cell table:number-columns-repeated="6" office:value-type="float" office:value="164" calcext:value-type="float">
            <text:p>164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5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table:number-columns-repeated="6" office:value-type="float" office:value="153" calcext:value-type="float">
            <text:p>153</text:p>
          </table:table-cell>
          <table:table-cell table:number-columns-repeated="6"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54" calcext:value-type="float">
            <text:p>154</text:p>
          </table:table-cell>
          <table:table-cell table:style-name="ce5"/>
          <table:table-cell table:number-columns-repeated="3" office:value-type="float" office:value="154" calcext:value-type="float">
            <text:p>154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number-columns-repeated="6"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table:number-columns-repeated="6" office:value-type="float" office:value="160" calcext:value-type="float">
            <text:p>160</text:p>
          </table:table-cell>
          <table:table-cell table:number-columns-repeated="6"/>
          <table:table-cell table:number-columns-repeated="6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table:number-columns-repeated="6" office:value-type="float" office:value="161" calcext:value-type="float">
            <text:p>161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float" office:value="162" calcext:value-type="float">
            <text:p>162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1:11:16.261547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wley</meta:initial-creator>
    <meta:creation-date>2018-10-09T10:47:18.996500892</meta:creation-date>
    <dc:date>2018-10-15T11:24:46.879033460</dc:date>
    <dc:creator>Benjamin Cowley</dc:creator>
    <meta:editing-duration>PT3H41M47S</meta:editing-duration>
    <meta:editing-cycles>8</meta:editing-cycles>
    <meta:generator>LibreOffice/5.2.7.2$Linux_X86_64 LibreOffice_project/20m0$Build-2</meta:generator>
    <meta:document-statistic meta:table-count="2" meta:cell-count="426" meta:object-count="0"/>
  </office:meta>
</office:document-meta>
</file>